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2Ecs.constructElement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ml2Ecs.main( String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Html2Ecs.constructAttributes( Node n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Html2Ecs.constructValue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ml2Ecs.Html2E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2Ecs.process( Node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